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1.Ta ner alla filer från github. <text:line-break/>2.Placera filerna i mappen creepyReads på rooten i ditt webbhotell. <text:line-break/>3.Gör följande ändringar till att filen DOA_dbMaster.php :<text:line-break/><text:tab/>-Ändra $pdoString så den stämmer med din databas<text:line-break/><text:tab/>-Ändra $pdoUserName så den stämmer med din databas<text:line-break/><text:tab/>-Ändra $pdoUserPass så den stämmere med din databas. <text:line-break/><text:line-break/><text:line-break/><text:span text:style-name="T1">4.Sätt upp din databas</text:span>.</text:p>
      <text:p text:style-name="Standard">-Skapa de 13 tabeller som krävs:<text:line-break/>Nedan ser du tabeller och vilka columner de innehåller<text:line-break/><text:tab/>-comments</text:p>
      <text:p text:style-name="Standard"><text:tab/>-detailType<text:tab/><text:tab/></text:p>
      <text:p text:style-name="Standard"><text:tab/>-detailTypeOnStory</text:p>
      <text:p text:style-name="Standard"><text:tab/>-genre</text:p>
      <text:p text:style-name="Standard"><text:tab/>-langType</text:p>
      <text:p text:style-name="Standard"><text:tab/>-member</text:p>
      <text:p text:style-name="Standard"><text:tab/>-score</text:p>
      <text:p text:style-name="Standard"><text:tab/>-scoreType</text:p>
      <text:p text:style-name="Standard"><text:tab/>-scoreValue</text:p>
      <text:p text:style-name="Standard"><text:tab/>-story</text:p>
      <text:p text:style-name="Standard"><text:tab/>-storyInBackpack</text:p>
      <text:p text:style-name="Standard"><text:tab/>-storyTranslation<text:line-break/><text:tab/>-typeOfGenre</text:p>
      <text:p text:style-name="Standard"/>
      <text:p text:style-name="Standard">Bilder finns i dokumentationen; <text:s/>databas version 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17S</meta:editing-duration>
    <meta:editing-cycles>8</meta:editing-cycles>
    <meta:generator>OpenOffice.org/3.4.1$Win32 OpenOffice.org_project/341m1$Build-9593</meta:generator>
    <dc:date>2014-10-26T23:43:35.89</dc:date>
    <meta:document-statistic meta:table-count="0" meta:image-count="0" meta:object-count="0" meta:page-count="1" meta:paragraph-count="14" meta:word-count="87" meta:character-count="637"/>
    <meta:user-defined meta:name="Info 1"/>
    <meta:user-defined meta:name="Info 2"/>
    <meta:user-defined meta:name="Info 3"/>
    <meta:user-defined meta:name="Info 4"/>
  </office:meta>
</office:document-meta>
</file>